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top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objectwithoutfill">
      <style:graphic-properties draw:fill="none" draw:textarea-horizontal-align="center" draw:textarea-vertical-align="bottom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rect draw:style-name="gr1" draw:text-style-name="P1" draw:layer="layout" svg:width="10cm" svg:height="9cm" svg:x="2cm" svg:y="2cm" draw:corner-radius="0.5cm">
          <text:p text:style-name="P1">Dokumentumkezelő rendszer</text:p>
        </draw:rect>
        <draw:rect draw:style-name="gr2" draw:text-style-name="P1" draw:layer="layout" svg:width="8cm" svg:height="2cm" svg:x="3cm" svg:y="3cm" draw:corner-radius="0.5cm">
          <text:p text:style-name="P1"><text:span text:style-name="T1">Sharepoint</text:span></text:p>
        </draw:rect>
        <draw:rect draw:style-name="gr3" draw:text-style-name="P1" draw:layer="layout" svg:width="8cm" svg:height="5cm" svg:x="3cm" svg:y="7cm" draw:corner-radius="0.5cm">
          <text:p text:style-name="P1">LibreOffice</text:p>
        </draw:rect>
        <draw:rect draw:style-name="gr2" draw:text-style-name="P1" draw:layer="layout" svg:width="6cm" svg:height="2cm" svg:x="4cm" svg:y="8cm" draw:corner-radius="0.5cm">
          <text:p text:style-name="P1">Sharepoint</text:p>
          <text:p text:style-name="P1"><text:span text:style-name="T1">kiterjesztés</text:span></text:p>
        </draw:rect>
        <draw:line draw:style-name="gr4" draw:text-style-name="P1" draw:layer="layout" svg:x1="7cm" svg:y1="7cm" svg:x2="7cm" svg:y2="5cm">
          <text:p/>
        </draw:line>
        <draw:frame draw:style-name="gr5" draw:layer="layout" svg:width="3.8cm" svg:height="1.673cm" svg:x="7cm" svg:y="5.127cm">
          <draw:text-box>
            <text:p text:style-name="P1"><text:span text:style-name="T1">Sharepoint protokoll</text:span></text:p>
          </draw:text-box>
        </draw:frame>
        <draw:frame draw:style-name="gr6" draw:layer="layout" svg:width="1cm" svg:height="1cm" svg:x="1cm" svg:y="6cm">
          <draw:text-box>
            <text:p><text:s/></text:p>
          </draw:text-box>
        </draw:frame>
        <draw:frame draw:style-name="gr6" draw:layer="layout" svg:width="1cm" svg:height="1cm" svg:x="13cm" svg:y="7.8cm">
          <draw:text-box>
            <text:p><text:s/></text:p>
          </draw:text-box>
        </draw:frame>
        <draw:frame draw:style-name="gr6" draw:layer="layout" svg:width="1cm" svg:height="1cm" svg:x="12cm" svg:y="6cm">
          <draw:text-box>
            <text:p><text:s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5-04T18:30:12</meta:creation-date>
    <dc:date>2011-05-11T22:51:45</dc:date>
    <meta:editing-duration>PT40M6S</meta:editing-duration>
    <meta:editing-cycles>14</meta:editing-cycles>
    <meta:generator>LibreOffice/3.3$Linux LibreOffice_project/330m19$Build-202</meta:generator>
    <meta:document-statistic meta:object-count="9"/>
  </office:meta>
</office:document-meta>
</file>